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/>
    </style:style>
    <style:style style:name="P2" style:family="paragraph" style:parent-style-name="Text_20_body">
      <style:paragraph-properties fo:text-align="center" style:justify-single-word="false"/>
      <style:text-properties style:font-name="Times New Roman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Heading_20_2">
      <style:paragraph-properties fo:text-align="center" style:justify-single-word="false"/>
    </style:style>
    <style:style style:name="P12" style:family="paragraph" style:parent-style-name="Preformatted_20_Text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Preformatted_20_Text">
      <style:text-properties style:font-name="Times New Roman" fo:font-size="12pt" style:font-size-asian="12pt" style:font-size-complex="12pt"/>
    </style:style>
    <style:style style:name="P14" style:family="paragraph" style:parent-style-name="Preformatted_20_Text">
      <style:paragraph-properties fo:text-align="start" style:justify-single-word="false"/>
    </style:style>
    <style:style style:name="P15" style:family="paragraph" style:parent-style-name="Preformatted_20_Text">
      <style:paragraph-properties fo:margin-top="0cm" fo:margin-bottom="0.499cm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ode.js </text:p>
      <text:p text:style-name="Standard"><text:span text:style-name="T3">From: </text:span><text:a xlink:type="simple" xlink:href="https://nodejs.org/en/about/" text:style-name="Internet_20_link" text:visited-style-name="Visited_20_Internet_20_Link"><text:span text:style-name="T3">https://nodejs.org/en/about/</text:span></text:a></text:p>
      <text:p text:style-name="P8"/>
      <text:p text:style-name="P8">As an asynchronous event-driven JavaScript runtime.</text:p>
      <text:p text:style-name="Standard"><text:span text:style-name="T3">It presents an </text:span><text:a xlink:type="simple" xlink:href="https://nodejs.org/en/docs/guides/event-loop-timers-and-nexttick/" text:style-name="Internet_20_link" text:visited-style-name="Visited_20_Internet_20_Link"><text:span text:style-name="T3">event loop</text:span></text:a><text:span text:style-name="T3"> as a runtime construct instead of as a library. </text:span></text:p>
      <text:p text:style-name="Standard"><text:span text:style-name="T3">Typically, behavior is defined through callbacks at the beginning of a script, and at the end a server is started through a blocking call like </text:span><text:span text:style-name="Source_20_Text"><text:span text:style-name="T3">EventMachine::run()</text:span></text:span><text:span text:style-name="T3"> </text:span></text:p>
      <text:p text:style-name="P8">Node.js simply enters the event loop after executing the input script. Node.js exits the event loop when there are no more callbacks to perform </text:p>
      <text:p text:style-name="P8">HTTP is a first-class citizen in Node.js, designed with streaming and low latency in mind .</text:p>
      <text:p text:style-name="P8"/>
      <text:p text:style-name="P8"><text:bookmark text:name="header-guides"/><text:span text:style-name="T7">Guides</text:span><text:bookmark text:name="guides"/></text:p>
      <text:p text:style-name="P4"><text:a xlink:type="simple" xlink:href="https://nodejs.org/en/docs/guides/" text:style-name="Internet_20_link" text:visited-style-name="Visited_20_Internet_20_Link"><text:span text:style-name="T2">https://nodejs.org/en/docs/guides/</text:span></text:a></text:p>
      <text:p text:style-name="P4"><text:span text:style-name="T2">Learn<text:line-break/></text:span><text:a xlink:type="simple" xlink:href="https://nodejs.dev/learn" text:style-name="Internet_20_link" text:visited-style-name="Visited_20_Internet_20_Link"><text:span text:style-name="T2">https://nodejs.dev/learn</text:span></text:a></text:p>
      <text:p text:style-name="P8">API reference documentation </text:p>
      <text:p text:style-name="Standard"><text:a xlink:type="simple" xlink:href="https://nodejs.org/api/" text:style-name="Internet_20_link" text:visited-style-name="Visited_20_Internet_20_Link"><text:span text:style-name="T3">https://nodejs.org/api/</text:span></text:a></text:p>
      <text:p text:style-name="P6"><text:span text:style-name="T7"/></text:p>
      <text:p text:style-name="P4"><text:span text:style-name="T2">How set up debug<text:line-break/></text:span><text:a xlink:type="simple" xlink:href="https://nodejs.org/en/docs/guides/debugging-getting-started/" text:style-name="Internet_20_link" text:visited-style-name="Visited_20_Internet_20_Link"><text:span text:style-name="T2">https://nodejs.org/en/docs/guides/debugging-getting-started/</text:span></text:a></text:p>
      <text:p text:style-name="P6">Intel ide node configiration and breakpoints and choome inspact add generate ws url</text:p>
      <text:p text:style-name="P6"/>
      <text:p text:style-name="P6"/>
      <text:p text:style-name="P7">Introduction</text:p>
      <text:p text:style-name="P7"/>
      <text:p text:style-name="P7"/>
      <text:p text:style-name="P6">A Node.js app is run in a single process, without creating a new thread for every request. Node.js provides a set of asynchronous I/O primitives in its standard library that prevent JavaScript code from blocking and generally, libraries in Node.js are written using non-blocking paradigms.</text:p>
      <text:p text:style-name="P6">When Node.js performs an I/O operation, like reading from the network, accessing a database or the filesystem, instead of blocking the thread and wasting CPU cycles waiting, Node.js will resume the operations when the response comes back. </text:p>
      <text:p text:style-name="P6"/>
      <text:p text:style-name="P6"/>
      <text:p text:style-name="P7">Package manager npm </text:p>
      <text:p text:style-name="P7"/>
      <text:p text:style-name="P7"/>
      <text:p text:style-name="P4"><text:span text:style-name="Source_20_Text"><text:span text:style-name="T2">npm</text:span></text:span><text:span text:style-name="T2"> manages downloads of dependencies of your project </text:span></text:p>
      <text:p text:style-name="P6"/>
      <text:p text:style-name="P4"><text:span text:style-name="T2">If a project has a </text:span><text:span text:style-name="Source_20_Text"><text:span text:style-name="T6">package.jso</text:span></text:span><text:span text:style-name="Source_20_Text"><text:span text:style-name="T2">n</text:span></text:span><text:span text:style-name="T2"> file, by running </text:span></text:p>
      <text:p text:style-name="P12"><text:span text:style-name="Source_20_Text"><text:span text:style-name="T6">npm install</text:span></text:span></text:p>
      <text:p text:style-name="Standard"><text:span text:style-name="Source_20_Text"><text:span text:style-name="T3">it will install everything the project needs, in the node_modules folder, creating it if it's not existing already. </text:span></text:span></text:p>
      <text:p text:style-name="Standard"><text:span text:style-name="Source_20_Text"><text:span text:style-name="T3"/></text:span></text:p>
      <text:p text:style-name="P15"><text:span text:style-name="Source_20_Text"><text:span text:style-name="T3">npm install </text:span></text:span><text:a xlink:type="simple" xlink:href="mailto:xyz@1.2.0" text:style-name="Internet_20_link" text:visited-style-name="Visited_20_Internet_20_Link"><text:span text:style-name="Source_20_Text"><text:span text:style-name="T3">xyz@1.2.0</text:span></text:span></text:a><text:span text:style-name="Source_20_Text"><text:span text:style-name="T3"> – specific version</text:span></text:span></text:p>
      <text:p text:style-name="P8">The package.json file supports a format for specifying command line tasks that can be run by using</text:p>
      <text:p text:style-name="P13"><text:span text:style-name="Source_20_Text"><text:span text:style-name="T2">npm run &lt;task-name&gt;</text:span></text:span></text:p>
      <text:p text:style-name="P13"><text:span text:style-name="Source_20_Text"><text:span text:style-name="T2"/></text:span></text:p>
      <text:p text:style-name="Text_20_body"><text:span text:style-name="Source_20_Text"><text:span text:style-name="T3">What if your package is an executable?<text:line-break/></text:span></text:span><text:span text:style-name="T2">In this case, it will put the executable file under the </text:span><text:span text:style-name="Source_20_Text"><text:span text:style-name="T2">node_modules/.bin/</text:span></text:span><text:span text:style-name="T2"> folder.</text:span></text:p>
      <text:p text:style-name="Text_20_body"><text:span text:style-name="Source_20_Text"><text:span text:style-name="T2">npm list<text:line-break/></text:span></text:span><text:soft-page-break/><text:span text:style-name="Source_20_Text"><text:span text:style-name="T2">To see the latest version of all installed npm packaged including their dependencies </text:span></text:span></text:p>
      <text:p text:style-name="P1"/>
      <text:p text:style-name="P2">Package.json file</text:p>
      <text:p text:style-name="P13"><text:span text:style-name="Source_20_Text"><text:span text:style-name="T2"/></text:span></text:p>
      <text:p text:style-name="Standard"><text:span text:style-name="T2">The </text:span><text:span text:style-name="Source_20_Text"><text:span text:style-name="T2">package.json</text:span></text:span><text:span text:style-name="T2"> file is kind of a manifest for your project. It can do a lot of things, completely unrelated. Also It's a central repository of configuration for tools, </text:span></text:p>
      <text:p text:style-name="P5">version -&gt; current version</text:p>
      <text:p text:style-name="P5">name -&gt; app/package name<text:line-break/>description </text:p>
      <text:p text:style-name="P5">main -&gt; entry point for the app</text:p>
      <text:p text:style-name="P5">private -&gt; do not publish to npm</text:p>
      <text:p text:style-name="P5">scripts (node scripts that you can run (npm run..)<text:line-break/>dependecies</text:p>
      <text:p text:style-name="P5">devDependencies</text:p>
      <text:p text:style-name="P5">engine (version of Node.js)</text:p>
      <text:p text:style-name="P5">browsersList (list of browsers that app <text:s/>support)</text:p>
      <text:p text:style-name="P5">repository -&gt; specifies where this package respo is located</text:p>
      <text:p text:style-name="P5"/>
      <text:p text:style-name="Standard"><text:span text:style-name="T2">The </text:span><text:span text:style-name="Source_20_Text"><text:span text:style-name="T2">package-lock.json</text:span></text:span><text:span text:style-name="T2"> sets your currently installed version of each package </text:span><text:span text:style-name="Strong_20_Emphasis"><text:span text:style-name="T2">in stone</text:span></text:span><text:span text:style-name="T2">, and </text:span><text:span text:style-name="Source_20_Text"><text:span text:style-name="T2">npm</text:span></text:span><text:span text:style-name="T2"> will use those exact versions when running </text:span><text:span text:style-name="Source_20_Text"><text:span text:style-name="T2">npm install.</text:span></text:span></text:p>
      <text:p text:style-name="Standard"><text:span text:style-name="Source_20_Text"><text:span text:style-name="T2">Needs to be committed to git repo</text:span></text:span></text:p>
      <text:p text:style-name="Standard"><text:span text:style-name="Source_20_Text"><text:span text:style-name="T2"/></text:span></text:p>
      <text:h text:style-name="P11" text:outline-level="2"><text:bookmark text:name="introduction-to-promises"/><text:span text:style-name="Source_20_Text"><text:span text:style-name="T5">Introduction to promises</text:span></text:span></text:h>
      <text:p text:style-name="P9"><text:span text:style-name="Source_20_Text"><text:span text:style-name="T4"/></text:span></text:p>
      <text:p text:style-name="P10"><text:span text:style-name="Source_20_Text"><text:span text:style-name="T5">A promise is commonly defined as </text:span></text:span><text:span text:style-name="Source_20_Text"><text:span text:style-name="Strong_20_Emphasis"><text:span text:style-name="T5">a proxy for a value that will eventually become available</text:span></text:span></text:span><text:span text:style-name="Source_20_Text"><text:span text:style-name="T5">. </text:span></text:span></text:p>
      <text:p text:style-name="P10"><text:span text:style-name="Source_20_Text"><text:span text:style-name="T5"/></text:span></text:p>
      <text:p text:style-name="P3"><text:span text:style-name="Source_20_Text"><text:span text:style-name="T5">Once a promise has been called, it will start in a </text:span></text:span><text:span text:style-name="Source_20_Text"><text:span text:style-name="Strong_20_Emphasis"><text:span text:style-name="T3">pending state</text:span></text:span></text:span><text:span text:style-name="Source_20_Text"><text:span text:style-name="T5">. This means that the calling function continues executing, while the promise is pending until it resolves, giving the calling function whatever data was being requested.</text:span></text:span></text:p>
      <text:p text:style-name="Text_20_body">The created promise will eventually end in a <text:span text:style-name="Strong_20_Emphasis">resolved state</text:span>, or in a <text:span text:style-name="Strong_20_Emphasis">rejected state</text:span>, calling the respective callback functions (passed to <text:span text:style-name="Source_20_Text">then</text:span> and <text:span text:style-name="Source_20_Text">catch</text:span>) upon finishing.</text:p>
      <text:p text:style-name="P10"><text:span text:style-name="Source_20_Text"><text:span text:style-name="T5"/></text:span></text:p>
      <text:p text:style-name="P14"><text:span text:style-name="Source_20_Text"><text:span text:style-name="T1">let done = true</text:span></text:span></text:p>
      <text:p text:style-name="P10"><text:span text:style-name="Source_20_Text"><text:span text:style-name="T5"/></text:span></text:p>
      <text:p text:style-name="P14"><text:span text:style-name="Source_20_Text"><text:span text:style-name="T1">const isItDoneYet = new Promise((resolve, reject) =&gt; {</text:span></text:span></text:p>
      <text:p text:style-name="Preformatted_20_Text"><text:span text:style-name="Source_20_Text"><text:s text:c="2"/>if (done) {</text:span></text:p>
      <text:p text:style-name="Preformatted_20_Text"><text:span text:style-name="Source_20_Text"><text:s text:c="4"/>const workDone = 'Here is the thing I built'</text:span></text:p>
      <text:p text:style-name="Preformatted_20_Text"><text:span text:style-name="Source_20_Text"><text:s text:c="4"/>resolve(workDone)</text:span></text:p>
      <text:p text:style-name="Preformatted_20_Text"><text:span text:style-name="Source_20_Text"><text:s text:c="2"/>} else {</text:span></text:p>
      <text:p text:style-name="Preformatted_20_Text"><text:span text:style-name="Source_20_Text"><text:s text:c="4"/>const why = 'Still working on something else'</text:span></text:p>
      <text:p text:style-name="Preformatted_20_Text"><text:span text:style-name="Source_20_Text"><text:s text:c="4"/>reject(why)</text:span></text:p>
      <text:p text:style-name="Preformatted_20_Text"><text:span text:style-name="Source_20_Text"><text:s text:c="2"/>}</text:span></text:p>
      <text:p text:style-name="P15"><text:span text:style-name="Source_20_Text">})</text:span></text:p>
      <text:p text:style-name="P10"><text:span text:style-name="Source_20_Text"><text:span text:style-name="T5">As you can see, the promise checks the </text:span></text:span><text:span text:style-name="Source_20_Text"><text:span text:style-name="T1">done</text:span></text:span><text:span text:style-name="Source_20_Text"><text:span text:style-name="T5"> global constant, and if that's true, the promise goes to a </text:span></text:span><text:span text:style-name="Source_20_Text"><text:span text:style-name="Strong_20_Emphasis"><text:span text:style-name="T3">resolved</text:span></text:span></text:span><text:span text:style-name="Source_20_Text"><text:span text:style-name="T5"> state (since the </text:span></text:span><text:span text:style-name="Source_20_Text"><text:span text:style-name="T1">resolve</text:span></text:span><text:span text:style-name="Source_20_Text"><text:span text:style-name="T5"> callback was called); otherwise, the </text:span></text:span><text:span text:style-name="Source_20_Text"><text:span text:style-name="T1">reject</text:span></text:span><text:span text:style-name="Source_20_Text"><text:span text:style-name="T5"> callback is executed, putting the promise in a rejected state. (If one of these functions is never called in the execution path, the promise will remain in a pending state) </text:span></text:span></text:p>
      <text:p text:style-name="P10"><text:span text:style-name="Source_20_Text"><text:span text:style-name="T5"/></text:span></text:p>
      <text:p text:style-name="P10"><text:span text:style-name="Source_20_Text"><text:span text:style-name="T5">Using </text:span></text:span><text:span text:style-name="Source_20_Text"><text:span text:style-name="T1">resolve</text:span></text:span><text:span text:style-name="Source_20_Text"><text:span text:style-name="T5"> and </text:span></text:span><text:span text:style-name="Source_20_Text"><text:span text:style-name="T1">reject</text:span></text:span><text:span text:style-name="Source_20_Text"><text:span text:style-name="T5">, we can communicate back to the caller what the resulting promise </text:span></text:span><text:soft-page-break/><text:span text:style-name="Source_20_Text"><text:span text:style-name="T5">state was, and what to do with it </text:span></text:span></text:p>
      <text:p text:style-name="P10"><text:span text:style-name="Source_20_Text"><text:span text:style-name="T5">A more common example you may come across is a technique called </text:span></text:span><text:span text:style-name="Source_20_Text"><text:span text:style-name="Strong_20_Emphasis"><text:span text:style-name="T3">Promisifying</text:span></text:span></text:span><text:span text:style-name="Source_20_Text"><text:span text:style-name="T5">. This technique is a way to be able to use a classic JavaScript function that takes a callback, and have it return a promise: </text:span></text:span></text:p>
      <text:p text:style-name="P14"><text:span text:style-name="Source_20_Text"><text:span text:style-name="T1">const fs = require('fs')</text:span></text:span></text:p>
      <text:p text:style-name="Preformatted_20_Text"/>
      <text:p text:style-name="Preformatted_20_Text"><text:span text:style-name="Source_20_Text">const getFile = (fileName) =&gt; {</text:span></text:p>
      <text:p text:style-name="Preformatted_20_Text"><text:span text:style-name="Source_20_Text"><text:s text:c="2"/>return new Promise((resolve, reject) =&gt; {</text:span></text:p>
      <text:p text:style-name="Preformatted_20_Text"><text:span text:style-name="Source_20_Text"><text:s text:c="4"/>fs.readFile(fileName, (err, data) =&gt; {</text:span></text:p>
      <text:p text:style-name="Preformatted_20_Text"><text:span text:style-name="Source_20_Text"><text:s text:c="6"/>if (err) {</text:span></text:p>
      <text:p text:style-name="Preformatted_20_Text"><text:span text:style-name="Source_20_Text"><text:s text:c="8"/>reject (err) <text:s/>// calling `reject` will cause the promise to fail with or without the error passed as an argument</text:span></text:p>
      <text:p text:style-name="Preformatted_20_Text"><text:span text:style-name="Source_20_Text"><text:s text:c="8"/>return <text:s text:c="7"/>// and we don't want to go any further</text:span></text:p>
      <text:p text:style-name="Preformatted_20_Text"><text:span text:style-name="Source_20_Text"><text:s text:c="6"/>}</text:span></text:p>
      <text:p text:style-name="Preformatted_20_Text"><text:span text:style-name="Source_20_Text"><text:s text:c="6"/>resolve(data)</text:span></text:p>
      <text:p text:style-name="Preformatted_20_Text"><text:span text:style-name="Source_20_Text"><text:s text:c="4"/>})</text:span></text:p>
      <text:p text:style-name="Preformatted_20_Text"><text:span text:style-name="Source_20_Text"><text:s text:c="2"/>})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getFile('/etc/passwd')</text:span></text:p>
      <text:p text:style-name="Preformatted_20_Text"><text:span text:style-name="Source_20_Text">.then(data =&gt; console.log(data))</text:span></text:p>
      <text:p text:style-name="P15"><text:span text:style-name="Source_20_Text">.catch(err =&gt; console.error(err))</text:span></text:p>
      <text:p text:style-name="P10"><text:span text:style-name="Source_20_Text"><text:span text:style-name="T5">A promise can be returned to another promise, creating a chain of promises. </text:span></text:span></text:p>
      <text:p text:style-name="P10"><text:span text:style-name="Source_20_Text"><text:span text:style-name="T5"/></text:span></text:p>
      <text:p text:style-name="P10"><text:span text:style-name="Source_20_Text"><text:span text:style-name="T5"/></text:span></text:p>
      <text:p text:style-name="P9"><text:span text:style-name="Source_20_Text"><text:span text:style-name="T5">Async and Await</text:span></text:span></text:p>
      <text:p text:style-name="P9"><text:span text:style-name="Source_20_Text"><text:span text:style-name="T5"/></text:span></text:p>
      <text:p text:style-name="P10"><text:span text:style-name="Source_20_Text"><text:span text:style-name="T5">When you want to </text:span></text:span><text:span text:style-name="Source_20_Text"><text:span text:style-name="Strong_20_Emphasis"><text:span text:style-name="T3">call</text:span></text:span></text:span><text:span text:style-name="Source_20_Text"><text:span text:style-name="T5"> promis you prepend </text:span></text:span><text:span text:style-name="Source_20_Text"><text:span text:style-name="T1">await</text:span></text:span><text:span text:style-name="Source_20_Text"><text:span text:style-name="T5">, and </text:span></text:span><text:span text:style-name="Source_20_Text"><text:span text:style-name="Strong_20_Emphasis"><text:span text:style-name="T3">the calling code will stop until the promise is resolved or rejected</text:span></text:span></text:span><text:span text:style-name="Source_20_Text"><text:span text:style-name="T5"> One caveat: the client function must be defined as </text:span></text:span><text:span text:style-name="Source_20_Text"><text:span text:style-name="T1">async</text:span></text:span><text:span text:style-name="Source_20_Text"><text:span text:style-name="T5">. Here's an example: </text:span></text:span></text:p>
      <text:p text:style-name="P14"><text:span text:style-name="Source_20_Text"><text:span text:style-name="T1">const doSomething = async () =&gt; {</text:span></text:span></text:p>
      <text:p text:style-name="Preformatted_20_Text"><text:span text:style-name="Source_20_Text"><text:s text:c="2"/>console.log(await doSomethingAsync())</text:span></text:p>
      <text:p text:style-name="P15"><text:span text:style-name="Source_20_Text">}</text:span></text:p>
      <text:p text:style-name="P10"><text:span text:style-name="Source_20_Text"><text:span text:style-name="T5">Prepending the </text:span></text:span><text:span text:style-name="Source_20_Text"><text:span text:style-name="T1">async</text:span></text:span><text:span text:style-name="Source_20_Text"><text:span text:style-name="T5"> keyword to any function means that the function will return a promise. Even if it's not doing so explicitly, it will internally make it return a promise. </text:span></text:span></text:p>
      <text:p text:style-name="P10"><text:span text:style-name="Source_20_Text"><text:span text:style-name="T5"/></text:span></text:p>
      <text:p text:style-name="P10"><text:span text:style-name="Source_20_Text"><text:span text:style-name="T5"/></text:span></text:p>
      <text:p text:style-name="P9"><text:span text:style-name="Source_20_Text"><text:span text:style-name="T5">Event emitter</text:span></text:span></text:p>
      <text:p text:style-name="P9"><text:span text:style-name="Source_20_Text"><text:span text:style-name="T5"/></text:span></text:p>
      <text:p text:style-name="P9"><text:span text:style-name="Source_20_Text"><text:span text:style-name="T5"/></text:span></text:p>
      <text:p text:style-name="P10"><text:span text:style-name="Source_20_Text"><text:span text:style-name="T5">Interaction throught events (mouse clicks, keyboard button presses). Use </text:span></text:span><text:span text:style-name="Source_20_Text"><text:span text:style-name="T1">EventEmitter</text:span></text:span><text:span text:style-name="Source_20_Text"><text:span text:style-name="T5"> classs.</text:span></text:span></text:p>
      <text:p text:style-name="P14"><text:span text:style-name="Source_20_Text"><text:span text:style-name="T1">const eventEmitter = new EventEmitter()</text:span></text:span></text:p>
      <text:p text:style-name="P14"><text:span text:style-name="Source_20_Text"><text:span text:style-name="T1">This object exposes, among many others, the on and emit methods.</text:span></text:span></text:p>
      <text:p text:style-name="P14"><text:span text:style-name="Source_20_Text"><text:span text:style-name="T1"><text:tab/></text:span></text:span><text:span text:style-name="Source_20_Text"><text:span text:style-name="T1">emit is used to trigger an event <text:s/></text:span></text:span></text:p>
      <text:p text:style-name="P14"><text:span text:style-name="Source_20_Text"><text:span text:style-name="T1"><text:tab/>on is used to add a callback function that's going to be executed when the event is triggered </text:span></text:span></text:p>
      <text:p text:style-name="P14"><text:span text:style-name="Source_20_Text"><text:span text:style-name="T1"/></text:span></text:p>
      <text:p text:style-name="P14"><text:span text:style-name="Source_20_Text"><text:span text:style-name="T1">continue: <text:s/>https://nodejs.dev/learn/understanding-javascript-promises</text:span></text:span></text:p>
      <text:p text:style-name="P10"><text:span text:style-name="Source_20_Text"><text:span text:style-name="T5"/></text:span></text:p>
      <text:p text:style-name="P10"><text:span text:style-name="Source_20_Text"><text:span text:style-name="T5">todo: </text:span></text:span><text:a xlink:type="simple" xlink:href="https://nodejs.dev/learn/the-nodejs-event-loop" text:style-name="Internet_20_link" text:visited-style-name="Visited_20_Internet_20_Link"><text:span text:style-name="Source_20_Text"><text:span text:style-name="T5">https://nodejs.dev/learn/the-nodejs-event-loop</text:span></text:span></text:a><text:span text:style-name="Source_20_Text"><text:span text:style-name="T5"> nexTick, setImmediat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2-25T18:05:04.91</meta:creation-date>
    <dc:date>2020-12-25T19:31:46.37</dc:date>
    <meta:editing-duration>PT1H26M24S</meta:editing-duration>
    <meta:editing-cycles>40</meta:editing-cycles>
    <meta:generator>OpenOffice/4.1.7$Win32 OpenOffice.org_project/417m1$Build-9800</meta:generator>
    <meta:document-statistic meta:table-count="0" meta:image-count="0" meta:object-count="0" meta:page-count="3" meta:paragraph-count="87" meta:word-count="875" meta:character-count="5625"/>
  </office:meta>
</office:document-meta>
</file>